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fo:text-align="justify" fo:margin-bottom="0.1666in" fo:line-height="115%"/>
      <style:text-properties fo:font-weight="bold" style:font-weight-asian="bold" style:font-weight-complex="bold" fo:font-size="20pt" style:font-size-asian="20pt" style:font-size-complex="20pt"/>
    </style:style>
    <style:style style:name="P2" style:parent-style-name="Standard" style:family="paragraph">
      <style:paragraph-properties fo:text-align="justify" fo:margin-bottom="0.1666in" fo:line-height="115%"/>
    </style:style>
    <style:style style:name="T3" style:parent-style-name="DefaultParagraphFont" style:family="text">
      <style:text-properties fo:font-weight="bold" style:font-weight-asian="bold" style:font-weight-complex="bold"/>
    </style:style>
    <style:style style:name="P4" style:parent-style-name="Standard" style:family="paragraph">
      <style:paragraph-properties fo:text-align="justify" fo:margin-bottom="0.1666in" fo:line-height="115%"/>
    </style:style>
    <style:style style:name="T5" style:parent-style-name="DefaultParagraphFont" style:family="text">
      <style:text-properties style:text-position="40% 100%" fo:font-size="10pt" style:font-size-asian="10pt" style:font-size-complex="10pt"/>
    </style:style>
    <style:style style:name="T6" style:parent-style-name="DefaultParagraphFont" style:family="text">
      <style:text-properties style:text-position="40% 100%" fo:font-size="10pt" style:font-size-asian="10pt" style:font-size-complex="10pt"/>
    </style:style>
    <style:style style:name="T7" style:parent-style-name="DefaultParagraphFont" style:family="text">
      <style:text-properties style:text-position="40% 100%" fo:font-size="10pt" style:font-size-asian="10pt" style:font-size-complex="10pt"/>
    </style:style>
    <style:style style:name="T8" style:parent-style-name="DefaultParagraphFont" style:family="text">
      <style:text-properties style:text-position="40% 100%" fo:font-size="10pt" style:font-size-asian="10pt" style:font-size-complex="10pt"/>
    </style:style>
    <style:style style:name="T9" style:parent-style-name="DefaultParagraphFont" style:family="text">
      <style:text-properties style:text-position="40% 100%" fo:font-size="10pt" style:font-size-asian="10pt" style:font-size-complex="10pt"/>
    </style:style>
    <style:style style:name="P10" style:parent-style-name="Standard" style:family="paragraph">
      <style:paragraph-properties fo:text-align="justify" fo:margin-bottom="0.1666in" fo:line-height="115%"/>
      <style:text-properties fo:font-weight="bold" style:font-weight-asian="bold" style:font-weight-complex="bold"/>
    </style:style>
    <style:style style:name="P11" style:parent-style-name="Standard" style:family="paragraph">
      <style:paragraph-properties fo:text-align="justify" fo:margin-bottom="0.1666in" fo:line-height="115%"/>
    </style:style>
    <style:style style:name="T12" style:parent-style-name="DefaultParagraphFont" style:family="text">
      <style:text-properties style:text-position="40% 100%" fo:font-size="10pt" style:font-size-asian="10pt" style:font-size-complex="10pt"/>
    </style:style>
    <style:style style:name="P13" style:parent-style-name="Standard" style:family="paragraph">
      <style:paragraph-properties fo:text-align="justify" fo:margin-bottom="0.1666in" fo:line-height="115%"/>
    </style:style>
    <style:style style:name="T14" style:parent-style-name="DefaultParagraphFont" style:family="text">
      <style:text-properties fo:font-weight="bold" style:font-weight-asian="bold" style:font-weight-complex="bold"/>
    </style:style>
    <style:style style:name="P15" style:parent-style-name="Standard" style:family="paragraph">
      <style:paragraph-properties fo:text-align="justify" fo:margin-bottom="0.1666in" fo:line-height="115%"/>
    </style:style>
    <style:style style:name="T16" style:parent-style-name="CommentReference" style:family="text">
      <style:text-properties style:font-name-complex="Mangal"/>
    </style:style>
    <style:style style:name="P17" style:parent-style-name="Standard" style:family="paragraph">
      <style:paragraph-properties fo:text-align="justify" fo:margin-bottom="0.1666in" fo:line-height="115%"/>
    </style:style>
    <style:style style:name="T18" style:parent-style-name="DefaultParagraphFont" style:family="text">
      <style:text-properties fo:font-weight="bold" style:font-weight-asian="bold" style:font-weight-complex="bold"/>
    </style:style>
    <style:style style:name="P19" style:parent-style-name="Standard" style:family="paragraph">
      <style:paragraph-properties fo:text-align="justify" fo:margin-bottom="0.1666in" fo:line-height="115%"/>
    </style:style>
    <style:style style:name="P20" style:parent-style-name="Standard" style:family="paragraph">
      <style:paragraph-properties fo:text-align="justify" fo:margin-bottom="0.1666in" fo:line-height="115%"/>
    </style:style>
    <style:style style:name="T21" style:parent-style-name="DefaultParagraphFont" style:family="text">
      <style:text-properties fo:font-weight="bold" style:font-weight-asian="bold" style:font-weight-complex="bold"/>
    </style:style>
    <style:style style:name="P22" style:parent-style-name="Standard" style:family="paragraph">
      <style:paragraph-properties fo:text-align="justify" fo:margin-bottom="0.1666in" fo:line-height="115%"/>
    </style:style>
    <style:style style:name="T23" style:parent-style-name="DefaultParagraphFont" style:family="text">
      <style:text-properties style:text-position="40% 100%" fo:font-size="10pt" style:font-size-asian="10pt" style:font-size-complex="10pt"/>
    </style:style>
    <style:style style:name="T24" style:parent-style-name="DefaultParagraphFont" style:family="text">
      <style:text-properties style:text-position="sub 66.6%"/>
    </style:style>
    <style:style style:name="P25" style:parent-style-name="Standard" style:family="paragraph">
      <style:paragraph-properties fo:text-align="center" fo:margin-bottom="0.1666in" fo:line-height="115%"/>
      <style:text-properties fo:font-weight="bold" style:font-weight-asian="bold" style:font-weight-complex="bold"/>
    </style:style>
    <style:style style:name="P26" style:parent-style-name="Standard" style:family="paragraph">
      <style:paragraph-properties fo:text-align="center" fo:margin-bottom="0.1666in" fo:line-height="115%"/>
      <style:text-properties fo:font-weight="bold" style:font-weight-asian="bold" style:font-weight-complex="bold"/>
    </style:style>
    <style:style style:name="TableColumn28" style:family="table-column">
      <style:table-column-properties style:column-width="1.9722in"/>
    </style:style>
    <style:style style:name="TableColumn29" style:family="table-column">
      <style:table-column-properties style:column-width="1.9729in"/>
    </style:style>
    <style:style style:name="TableColumn30" style:family="table-column">
      <style:table-column-properties style:column-width="1.9729in"/>
    </style:style>
    <style:style style:name="Table27" style:family="table">
      <style:table-properties style:width="5.918in" fo:margin-left="0in" table:align="center"/>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justify" style:vertical-align="auto" fo:line-height="115%"/>
    </style:style>
    <style:style style:name="T34" style:parent-style-name="DefaultParagraphFont" style:family="text">
      <style:text-properties style:font-name-asian="Calibri" style:font-name-complex="Arial" fo:font-weight="bold" style:font-weight-asian="bold" style:font-weight-complex="bold" style:letter-kerning="false"/>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style:vertical-align="auto" fo:line-height="115%"/>
      <style:text-properties fo:font-weight="bold" style:font-weight-asian="bold" style:font-weight-complex="bold"/>
    </style:style>
    <style:style style:name="P37" style:parent-style-name="Normal" style:family="paragraph">
      <style:paragraph-properties fo:text-align="center" style:vertical-align="auto" fo:line-height="115%"/>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style:font-name-asian="Calibri" style:font-name-complex="Arial" fo:font-weight="bold" style:font-weight-asian="bold" style:font-weight-complex="bold" style:letter-kerning="false"/>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style:vertical-align="auto" fo:line-height="115%"/>
      <style:text-properties style:font-name-asian="Calibri" style:font-name-complex="Arial" fo:font-weight="bold" style:font-weight-asian="bold" style:font-weight-complex="bold" style:letter-kerning="false"/>
    </style:style>
    <style:style style:name="P42" style:parent-style-name="Normal" style:family="paragraph">
      <style:paragraph-properties fo:text-align="center" style:vertical-align="auto" fo:line-height="115%"/>
    </style:style>
    <style:style style:name="T43" style:parent-style-name="DefaultParagraphFont" style:family="text">
      <style:text-properties style:font-name-asian="Calibri" style:font-name-complex="Arial" fo:font-weight="bold" style:font-weight-asian="bold" style:font-weight-complex="bold" style:letter-kerning="false"/>
    </style:style>
    <style:style style:name="T44" style:parent-style-name="DefaultParagraphFont" style:family="text">
      <style:text-properties style:font-name-asian="Calibri" style:font-name-complex="Arial" fo:font-weight="bold" style:font-weight-asian="bold" style:font-weight-complex="bold" style:letter-kerning="false"/>
    </style:style>
    <style:style style:name="T45" style:parent-style-name="DefaultParagraphFont" style:family="text">
      <style:text-properties style:font-name-asian="Calibri" style:font-name-complex="Arial" fo:font-weight="bold" style:font-weight-asian="bold" style:font-weight-complex="bold" style:letter-kerning="false"/>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justify" style:vertical-align="auto" fo:line-height="115%"/>
    </style:style>
    <style:style style:name="T49" style:parent-style-name="DefaultParagraphFont" style:family="text">
      <style:text-properties style:font-name-asian="Calibri" style:font-name-complex="Arial" style:letter-kerning="false"/>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style:vertical-align="auto" fo:line-height="115%"/>
    </style:style>
    <style:style style:name="T52" style:parent-style-name="DefaultParagraphFont" style:family="text">
      <style:text-properties style:font-name-asian="Calibri" style:font-name-complex="Arial" style:letter-kerning="false"/>
    </style:style>
    <style:style style:name="T53" style:parent-style-name="DefaultParagraphFont" style:family="text">
      <style:text-properties style:font-name-asian="Calibri" style:font-name-complex="Arial" style:letter-kerning="false"/>
    </style:style>
    <style:style style:name="T54" style:parent-style-name="DefaultParagraphFont" style:family="text">
      <style:text-properties style:font-name-asian="Calibri" style:font-name-complex="Arial" style:letter-kerning="false"/>
    </style:style>
    <style:style style:name="T55" style:parent-style-name="DefaultParagraphFont" style:family="text">
      <style:text-properties style:font-name-asian="Calibri" style:font-name-complex="Arial" style:letter-kerning="false"/>
    </style:style>
    <style:style style:name="T56" style:parent-style-name="DefaultParagraphFont" style:family="text">
      <style:text-properties style:font-name-asian="Calibri" style:font-name-complex="Arial" style:letter-kerning="false"/>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style:vertical-align="auto" fo:line-height="115%"/>
    </style:style>
    <style:style style:name="T59" style:parent-style-name="DefaultParagraphFont" style:family="text">
      <style:text-properties style:font-name-asian="Calibri" style:font-name-complex="Arial" style:letter-kerning="false"/>
    </style:style>
    <style:style style:name="T60" style:parent-style-name="DefaultParagraphFont" style:family="text">
      <style:text-properties style:font-name-asian="Calibri" style:font-name-complex="Arial" style:letter-kerning="false"/>
    </style:style>
    <style:style style:name="T61" style:parent-style-name="DefaultParagraphFont" style:family="text">
      <style:text-properties style:font-name-asian="Calibri" style:font-name-complex="Arial" style:letter-kerning="false"/>
    </style:style>
    <style:style style:name="T62" style:parent-style-name="DefaultParagraphFont" style:family="text">
      <style:text-properties style:font-name-asian="Calibri" style:font-name-complex="Arial" style:letter-kerning="false"/>
    </style:style>
    <style:style style:name="T63" style:parent-style-name="DefaultParagraphFont" style:family="text">
      <style:text-properties style:font-name-asian="Calibri" style:font-name-complex="Arial" style:letter-kerning="false"/>
    </style:style>
    <style:style style:name="T64" style:parent-style-name="DefaultParagraphFont" style:family="text">
      <style:text-properties style:font-name-asian="Calibri" style:font-name-complex="Arial" style:letter-kerning="false"/>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justify" style:vertical-align="auto" fo:line-height="115%"/>
    </style:style>
    <style:style style:name="T68" style:parent-style-name="DefaultParagraphFont" style:family="text">
      <style:text-properties style:font-name-asian="Calibri" style:font-name-complex="Arial" style:letter-kerning="false"/>
    </style:style>
    <style:style style:name="T69" style:parent-style-name="DefaultParagraphFont" style:family="text">
      <style:text-properties style:font-name-asian="Calibri" style:font-name-complex="Arial" style:letter-kerning="false"/>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style:vertical-align="auto" fo:line-height="115%"/>
    </style:style>
    <style:style style:name="T72" style:parent-style-name="DefaultParagraphFont" style:family="text">
      <style:text-properties style:font-name-asian="Calibri" style:font-name-complex="Arial" style:letter-kerning="fals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style:vertical-align="auto" fo:line-height="115%"/>
    </style:style>
    <style:style style:name="T75" style:parent-style-name="DefaultParagraphFont" style:family="text">
      <style:text-properties style:font-name-asian="Calibri" style:font-name-complex="Arial" style:letter-kerning="false"/>
    </style:style>
    <style:style style:name="T76" style:parent-style-name="DefaultParagraphFont" style:family="text">
      <style:text-properties style:font-name-asian="Calibri" style:font-name-complex="Arial" style:letter-kerning="false"/>
    </style:style>
    <style:style style:name="T77" style:parent-style-name="DefaultParagraphFont" style:family="text">
      <style:text-properties style:font-name-asian="Calibri" style:font-name-complex="Arial" style:letter-kerning="false"/>
    </style:style>
    <style:style style:name="T78" style:parent-style-name="DefaultParagraphFont" style:family="text">
      <style:text-properties style:font-name-asian="Calibri" style:font-name-complex="Arial" style:letter-kerning="false"/>
    </style:style>
    <style:style style:name="T79" style:parent-style-name="DefaultParagraphFont" style:family="text">
      <style:text-properties style:font-name-asian="Calibri" style:font-name-complex="Arial" style:letter-kerning="false"/>
    </style:style>
    <style:style style:name="TableRow80" style:family="table-row">
      <style:table-row-properties style:min-row-height="0.1055in"/>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justify" style:vertical-align="auto" fo:line-height="115%"/>
    </style:style>
    <style:style style:name="T83" style:parent-style-name="DefaultParagraphFont" style:family="text">
      <style:text-properties style:font-name-asian="Calibri" style:font-name-complex="Arial" style:letter-kerning="false"/>
    </style:style>
    <style:style style:name="T84" style:parent-style-name="DefaultParagraphFont" style:family="text">
      <style:text-properties style:font-name-asian="Calibri" style:font-name-complex="Arial" style:letter-kerning="false"/>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style:vertical-align="auto" fo:line-height="115%"/>
    </style:style>
    <style:style style:name="T87" style:parent-style-name="DefaultParagraphFont" style:family="text">
      <style:text-properties style:font-name-asian="Calibri" style:font-name-complex="Arial" style:letter-kerning="false"/>
    </style:style>
    <style:style style:name="T88" style:parent-style-name="DefaultParagraphFont" style:family="text">
      <style:text-properties style:font-name-asian="Calibri" style:font-name-complex="Arial" style:letter-kerning="false"/>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style:vertical-align="auto" fo:line-height="115%"/>
    </style:style>
    <style:style style:name="T91" style:parent-style-name="DefaultParagraphFont" style:family="text">
      <style:text-properties style:font-name-asian="Calibri" style:font-name-complex="Arial" style:letter-kerning="false"/>
    </style:style>
    <style:style style:name="T92" style:parent-style-name="DefaultParagraphFont" style:family="text">
      <style:text-properties style:font-name-asian="Calibri" style:font-name-complex="Arial" style:letter-kerning="false"/>
    </style:style>
    <style:style style:name="P93" style:parent-style-name="Textbody" style:family="paragraph">
      <style:paragraph-properties fo:text-align="justify" fo:margin-bottom="0.1666in"/>
      <style:text-properties fo:font-weight="bold" style:font-weight-asian="bold" style:font-weight-complex="bold"/>
    </style:style>
    <style:style style:name="P94" style:parent-style-name="Textbody" style:family="paragraph">
      <style:paragraph-properties fo:text-align="justify" fo:margin-bottom="0.1666in"/>
    </style:style>
    <style:style style:name="T95" style:parent-style-name="DefaultParagraphFont" style:family="text">
      <style:text-properties fo:font-weight="bold" style:font-weight-asian="bold" style:font-weight-complex="bold"/>
    </style:style>
    <style:style style:name="P96" style:parent-style-name="Textbody" style:list-style-name="LFO2" style:family="paragraph">
      <style:paragraph-properties fo:text-align="justify" fo:margin-bottom="0in" fo:margin-left="0.25in">
        <style:tab-stops/>
      </style:paragraph-properties>
    </style:style>
    <style:style style:name="P97" style:parent-style-name="Textbody" style:list-style-name="LFO2" style:family="paragraph">
      <style:paragraph-properties fo:text-align="justify" fo:margin-bottom="0in" fo:margin-left="0.25in">
        <style:tab-stops/>
      </style:paragraph-properties>
    </style:style>
    <style:style style:name="P98" style:parent-style-name="Textbody" style:list-style-name="LFO2" style:family="paragraph">
      <style:paragraph-properties fo:text-align="justify" fo:margin-bottom="0in" fo:margin-left="0.25in">
        <style:tab-stops/>
      </style:paragraph-properties>
    </style:style>
    <style:style style:name="P99" style:parent-style-name="Textbody" style:list-style-name="LFO2" style:family="paragraph">
      <style:paragraph-properties fo:text-align="justify" fo:margin-bottom="0in" fo:margin-left="0.25in">
        <style:tab-stops/>
      </style:paragraph-properties>
    </style:style>
    <style:style style:name="P100" style:parent-style-name="Textbody" style:list-style-name="LFO2" style:family="paragraph">
      <style:paragraph-properties fo:text-align="justify" fo:margin-bottom="0in" fo:margin-left="0.25in">
        <style:tab-stops/>
      </style:paragraph-properties>
    </style:style>
    <style:style style:name="T101" style:parent-style-name="DefaultParagraphFont" style:family="text">
      <style:text-properties fo:language="pt" fo:country="PT"/>
    </style:style>
    <style:style style:name="T102" style:parent-style-name="DefaultParagraphFont" style:family="text">
      <style:text-properties fo:language="pt" fo:country="PT"/>
    </style:style>
    <style:style style:name="P103" style:parent-style-name="Textbody" style:list-style-name="LFO2" style:family="paragraph">
      <style:paragraph-properties fo:text-align="justify" fo:margin-bottom="0in" fo:margin-left="0.25in">
        <style:tab-stops/>
      </style:paragraph-properties>
    </style:style>
    <style:style style:name="P104" style:parent-style-name="Textbody" style:list-style-name="LFO2" style:family="paragraph">
      <style:paragraph-properties fo:text-align="justify" fo:margin-bottom="0in" fo:margin-left="0.25in">
        <style:tab-stops/>
      </style:paragraph-properties>
    </style:style>
    <style:style style:name="P105" style:parent-style-name="Textbody" style:list-style-name="LFO2" style:family="paragraph">
      <style:paragraph-properties fo:text-align="justify" fo:margin-bottom="0in" fo:margin-left="0.25in">
        <style:tab-stops/>
      </style:paragraph-properties>
    </style:style>
  </office:automatic-styles>
  <office:body>
    <office:text text:use-soft-page-breaks="true">
      <text:p text:style-name="P1">GYGA<text:s/>methodology<text:s/>irrigated<text:s/>wheat in Egypt</text:p>
      <text:p text:style-name="P2"><text:span text:style-name="T3">Wheat Production in Egypt</text:span></text:p>
      <text:p text:style-name="P4">Egypt has a very arid climate, and agricultural production mostly relies on irrigation<text:span text:style-name="T5">1,2)</text:span>. The area of agricultural land in<text:s/>Egypt is mainly confined to the Nile delta and valley. Arable land (% of land area) is around 3%<text:span text:style-name="T6">3)</text:span>. The total population in Egypt was estimated at 96.2 million people in 2017, and employment in agriculture (% of total employment) is 25% in the same year. Wheat, maize, and rice are the major cereals cultivated in the country. Their productivity is high (see below Table)<text:span text:style-name="T7">4)</text:span>, since they are grown under irrigated conditions and high input use<text:span text:style-name="T8">5,</text:span><text:span text:style-name="T9">6)</text:span>. However, today, water scarcity is a major concern in the country, and it dictates policy measures including the reduction in rice area.</text:p>
      <text:p text:style-name="P10">Harvested Area</text:p>
      <text:p text:style-name="P11">Harvested area of irrigated wheat in Egypt was retrieved from SPAM2010 v1.1<text:span text:style-name="T12">7)</text:span>.</text:p>
      <text:p text:style-name="P13"><text:span text:style-name="T14">Weather data and reference weather stations (RWS)</text:span></text:p>
      <text:p text:style-name="P15">In total, 2 RWSs belonging to 2 different climate zones were selected following the GYGA protocols. The buffer zones of the designated RWSs cover 59% of the wheat national harvested area. Weather data for<text:s/>10<text:s/>years (2009-2019), including maximum and minimum temperatures, sunshine hours, wind speed, relative humidity and precipitation were collected from<text:s/>the 2 RWS. Weather data for the RWS in Kafr Elsheikh<text:s/>(Nile delta)<text:s/>were<text:s/>obtained from the Sakha Agricultural Research Station, part of the Agriculture Research Center (ARC) of the Ministry of Agriculture and Land Reclamation.<text:s/>Weather data for<text:s/>the RWS in Luxor (Upper Egypt)<text:s/>was obtained from<text:s/><office:annotation office:name="0" xml:id="617159591"><dc:creator>SILVA, Joao Vasco (CIMMYT-Zimbabwe)</dc:creator><dc:date>2021-08-19T18:04:00</dc:date><meta:creator-initials>SJV(Z</meta:creator-initials><text:p text:style-name="CommentText">Chandra: what’s the source of the Luxor data?</text:p></office:annotation>…<text:span text:style-name="T16"><office:annotation-end office:name="0"/></text:span><text:s/>.</text:p>
      <text:p text:style-name="P17"><text:span text:style-name="T18">Actual yields</text:span></text:p>
      <text:p text:style-name="P19">Actual yields data from 2013 to 2019 were collected from the Wheat Research Department, Field Crops Research Institute, Agriculture Research Center (ARC) of the Ministry of Agriculture and Land Reclamation and from the extension<text:s/>advisory system from the Ministry of Agriculture and Land Reclamation.</text:p>
      <text:p text:style-name="P20"><text:span text:style-name="T21">Model calibration</text:span></text:p>
      <text:p text:style-name="P22">The<text:s/>WOFOST crop growth model as implemented in the<text:s/>Python<text:s/>Crop Simulation Environment<text:s/>(PCSE<text:span text:style-name="T23">8)</text:span>)<text:s/>was used to<text:s/>simulate the<text:s/>wheat potential yield under irrigated conditions.<text:s/>Crop development<text:s/>was<text:s/>calibrated<text:s/>in the model<text:s/>using<text:s/>information about the duration of the different growth stages of a wheat crop in each of the RWS and information about sowing and harvest dates (Table 1).<text:s/>Parameters controlling translocation of biomass from leaves and stems to grains after anthesis, leaf dynamics and CO<text:span text:style-name="T24">2</text:span><text:s/>assimilation were also adjusted during model calibration independently of the RWS.<text:s/></text:p>
      <text:p text:style-name="P25"/>
      <text:soft-page-break/>
      <text:p text:style-name="P26">Table 1. Window of sowing, anthesis and maturity dates considered for model calibration</text:p>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text:span text:style-name="T34">Growth stages</text:span></text:p>
          </table:table-cell>
          <table:table-cell table:style-name="TableCell35">
            <text:p text:style-name="P36">Kafr Elsheikh<text:s/></text:p>
            <text:p text:style-name="P37"><text:span text:style-name="T38">(</text:span><text:span text:style-name="T39">Nile delta)</text:span></text:p>
          </table:table-cell>
          <table:table-cell table:style-name="TableCell40">
            <text:p text:style-name="P41">Luxor<text:s/></text:p>
            <text:p text:style-name="P42"><text:span text:style-name="T43">(</text:span><text:span text:style-name="T44">Upper Egypt</text:span><text:span text:style-name="T45">)</text:span></text:p>
          </table:table-cell>
        </table:table-row>
        <table:table-row table:style-name="TableRow46">
          <table:table-cell table:style-name="TableCell47">
            <text:p text:style-name="P48"><text:span text:style-name="T49">Sowing period</text:span></text:p>
          </table:table-cell>
          <table:table-cell table:style-name="TableCell50">
            <text:p text:style-name="P51"><text:span text:style-name="T52">10</text:span><text:span text:style-name="T53"><text:s/>Nov –<text:s/></text:span><text:span text:style-name="T54">30</text:span><text:span text:style-name="T55"><text:s/></text:span><text:span text:style-name="T56">Nov</text:span></text:p>
          </table:table-cell>
          <table:table-cell table:style-name="TableCell57">
            <text:p text:style-name="P58"><text:span text:style-name="T59">0</text:span><text:span text:style-name="T60">1</text:span><text:span text:style-name="T61"><text:s/>Nov –<text:s/></text:span><text:span text:style-name="T62">20</text:span><text:span text:style-name="T63"><text:s/></text:span><text:span text:style-name="T64">Nov</text:span></text:p>
          </table:table-cell>
        </table:table-row>
        <table:table-row table:style-name="TableRow65">
          <table:table-cell table:style-name="TableCell66">
            <text:p text:style-name="P67"><text:span text:style-name="T68">Anthesis<text:s/></text:span><text:span text:style-name="T69">period</text:span></text:p>
          </table:table-cell>
          <table:table-cell table:style-name="TableCell70">
            <text:p text:style-name="P71"><text:span text:style-name="T72">25 Feb – 10 Mar</text:span></text:p>
          </table:table-cell>
          <table:table-cell table:style-name="TableCell73">
            <text:p text:style-name="P74"><text:span text:style-name="T75">15</text:span><text:span text:style-name="T76"><text:s/>Feb –<text:s/></text:span><text:span text:style-name="T77">25</text:span><text:span text:style-name="T78"><text:s/></text:span><text:span text:style-name="T79">Feb</text:span></text:p>
          </table:table-cell>
        </table:table-row>
        <table:table-row table:style-name="TableRow80">
          <table:table-cell table:style-name="TableCell81">
            <text:p text:style-name="P82"><text:span text:style-name="T83">Maturity</text:span><text:span text:style-name="T84"><text:s/>period</text:span></text:p>
          </table:table-cell>
          <table:table-cell table:style-name="TableCell85">
            <text:p text:style-name="P86"><text:span text:style-name="T87">15 Apr</text:span><text:span text:style-name="T88"><text:s/>– 10 May</text:span></text:p>
          </table:table-cell>
          <table:table-cell table:style-name="TableCell89">
            <text:p text:style-name="P90"><text:span text:style-name="T91">25 Mar</text:span><text:span text:style-name="T92"><text:s/>– 15 Apr</text:span></text:p>
          </table:table-cell>
        </table:table-row>
      </table:table>
      <text:p text:style-name="P93"/>
      <text:p text:style-name="P94"><text:span text:style-name="T95">References</text:span></text:p>
      <text:list text:style-name="LFO2" text:continue-numbering="true">
        <text:list-item>
          <text:p text:style-name="P96"><text:a xlink:href="http://www.fao.org/docrep/v9978e/v9978e0e.htm" office:target-frame-name="_top" xlink:show="replace">http://www.fao.org/docrep/v9978e/v9978e0e.htm</text:a></text:p>
        </text:list-item>
        <text:list-item>
          <text:p text:style-name="P97"><text:a xlink:href="http://www.fao.org/docrep/005/Y4632E/y4632e0c.htm" office:target-frame-name="_top" xlink:show="replace"><text:span text:style-name="Hyperlink">http://www.fao.org/docrep/005/Y4632E/y4632e0c.htm</text:span></text:a></text:p>
        </text:list-item>
        <text:list-item>
          <text:p text:style-name="P98"><text:a xlink:href="https://tradingeconomics.com/egypt/arable-land-hectares-wb-data.html" office:target-frame-name="_top" xlink:show="replace">https://tradingeconomics.com/egypt/arable-land-hectares-wb-data.html</text:a></text:p>
        </text:list-item>
        <text:list-item>
          <text:p text:style-name="P99"><text:a xlink:href="http://www.fao.org/faostat/en/" office:target-frame-name="_top" xlink:show="replace">http://www.fao.org/faostat/en/</text:a></text:p>
        </text:list-item>
        <text:list-item>
          <text:p text:style-name="P100"><text:span text:style-name="T101">Saito, K., Dieng, I., Toure, A., Somado, E.A.,<text:s/></text:span><text:span text:style-name="T102">Wopereis, M.C.S. 2015.<text:s/></text:span>Rice yield growth analysis for 24 African countries over 1960–2012. Global Food Security 5, 62-69.</text:p>
        </text:list-item>
        <text:list-item>
          <text:p text:style-name="P103">van Oort, P.A.J., Saito, K., Tanaka, A., Amovin-Assagba, E., Van Bussel L.G.J., van Wart, J., de Groote, H., van Ittersum, M.K., Cassman, K.G., Wopereis, M.C.S. 2015. Assessment of rice self-sufficiency in eight African countries in 2025. Global Food Security 5, 39-49</text:p>
        </text:list-item>
        <text:list-item>
          <text:p text:style-name="P104">You, L., U. Wood-Sichra, S. Fritz, Z. Guo, L. See, and J. Koo. 2014. Spatial Production Allocation Model (SPAM) 2010 V1r1. [October 8, 2019]. Available from http://mapspam.info and on IFPRI’s Dataverse Site.</text:p>
        </text:list-item>
        <text:list-item>
          <text:p text:style-name="P105">de Wit, A., Boogaard, H., Fumagalli, D., Janssen, S., Knapen, R., van Kraalingen, D., Supit, I., van der Wijngaart, R., van Diepen, K. 2019. 25 years of the WOFOST cropping systems model. Agricultural Systems, 168, 154 – 167. <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CommentSubject" style:display-name="Comment Subject" style:family="paragraph" style:parent-style-name="CommentText" style:next-style-name="CommentText">
      <style:text-properties style:font-name-complex="FreeSans" fo:font-weight="bold" style:font-weight-asian="bold" style:font-weight-complex="bold" style:font-size-complex="10pt" fo:hyphenate="false"/>
    </style:style>
    <style:style style:name="CommentTextChar1" style:display-name="Comment Text Char1" style:family="text" style:parent-style-name="DefaultParagraphFont">
      <style:text-properties style:font-name-complex="Mangal" fo:font-size="10pt" style:font-size-asian="10pt" style:font-size-complex="9pt"/>
    </style:style>
    <style:style style:name="CommentSubjectChar" style:display-name="Comment Subject Char" style:family="text" style:parent-style-name="CommentTextChar1">
      <style:text-properties style:font-name-complex="Mangal"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laa Mosad</meta:initial-creator>
    <dc:creator>SILVA, Joao Vasco (CIMMYT-Zimbabwe)</dc:creator>
    <meta:creation-date>2021-08-19T14:42:00Z</meta:creation-date>
    <dc:date>2021-08-19T16:27:00Z</dc:date>
    <meta:template xlink:href="Normal" xlink:type="simple"/>
    <meta:editing-cycles>7</meta:editing-cycles>
    <meta:editing-duration>PT1740S</meta:editing-duration>
    <meta:document-statistic meta:page-count="2" meta:paragraph-count="8" meta:word-count="615" meta:character-count="4117" meta:row-count="29" meta:non-whitespace-character-count="3510"/>
  </office:meta>
</office:document-meta>
</file>